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82bc4"/>
    </style:style>
    <style:style style:name="P2" style:family="paragraph" style:parent-style-name="List_20_Paragraph" style:list-style-name="WWNum1">
      <style:text-properties officeooo:rsid="00082bc4" officeooo:paragraph-rsid="00082bc4"/>
    </style:style>
    <style:style style:name="P3" style:family="paragraph" style:parent-style-name="Standard" style:list-style-name="L2">
      <style:text-properties fo:font-size="14pt" officeooo:rsid="00082bc4" officeooo:paragraph-rsid="00082bc4" style:font-size-asian="14pt" style:font-size-complex="14pt"/>
    </style:style>
    <style:style style:name="P4" style:family="paragraph" style:parent-style-name="Standard" style:list-style-name="L2">
      <style:text-properties fo:font-size="14pt" officeooo:rsid="00082bc4" officeooo:paragraph-rsid="00095026" style:font-size-asian="14pt" style:font-size-complex="14pt"/>
    </style:style>
    <style:style style:name="P5" style:family="paragraph" style:parent-style-name="Standard">
      <style:text-properties officeooo:rsid="00082bc4" officeooo:paragraph-rsid="00082bc4"/>
    </style:style>
    <style:style style:name="P6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82bc4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officeooo:rsid="00082bc4" officeooo:paragraph-rsid="00082bc4" style:font-size-asian="14pt" style:font-size-complex="14pt"/>
    </style:style>
    <style:style style:name="T1" style:family="text">
      <style:text-properties style:font-name="Calibri Light" fo:font-size="14pt" style:text-underline-style="solid" style:text-underline-width="auto" style:text-underline-color="font-color" fo:font-weight="bold" style:font-size-asian="14pt" style:font-weight-asian="bold" style:font-name-complex="Calibri Light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82bc4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officeooo:rsid="00082bc4" style:font-size-asian="14pt" style:font-weight-asian="bold" style:font-size-complex="14pt"/>
    </style:style>
    <style:style style:name="T6" style:family="text">
      <style:text-properties style:font-name="Calibri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1">Historia</text:span></text:p>
      <text:p text:style-name="Standard"><text:span text:style-name="T2">El cliente comienza una comanda que incluye un plato y una bebida, realiza el pedido. </text:span><text:span text:style-name="T3">Pagará con tarjeta.</text:span></text:p>
      <text:p text:style-name="P5"><text:span text:style-name="T2">Al intentar realizar la comanda, no quedarán más platos del que el cliente había seleccionado así que el sistema emite una excepción: “Producto agotado”, el cliente pide otro plato.</text:span></text:p>
      <text:p text:style-name="P5"><text:span text:style-name="T2">A la hora de pagar con tarjeta, ésta falla, el sistema lanza la excepción: “Error al tramitar el pago”, ésto vuelve a ocurrir por lo que el sistema llama automáticamente al metre para efectuar el pago en efectivo.</text:span></text:p>
      <text:p text:style-name="Standard"/>
      <text:p text:style-name="Standard"><text:span text:style-name="T4">Pruebas:</text:span> </text:p>
      <text:list xml:id="list1559814957" text:style-name="WWNum1">
        <text:list-item>
          <text:p text:style-name="P1"><text:span text:style-name="T3">Debemos comprobar que el sistema lanza correctamente la excepción: “Producto agotado”</text:span></text:p>
        </text:list-item>
        <text:list-item>
          <text:p text:style-name="P2"><text:span text:style-name="T2">Comprobaremos que el sistema emite correctamente la excepción: “Error al tramitar el pago”</text:span></text:p>
        </text:list-item>
        <text:list-item>
          <text:p text:style-name="P2"><text:span text:style-name="T2">Por último, comprobamos que al emitir la excepción por segunda vez, se llame al metre automáticamente, notificando al cliente.</text:span></text:p>
        </text:list-item>
      </text:list>
      <text:p text:style-name="List_20_Paragraph"/>
      <text:p text:style-name="List_20_Paragraph"/>
      <text:p text:style-name="P7"><text:span text:style-name="T5">Personal que implementará las pruebas</text:span><text:span text:style-name="T4">:</text:span></text:p>
      <text:list xml:id="list1115564956" text:style-name="L2">
        <text:list-item>
          <text:p text:style-name="P3"><text:span text:style-name="T6">Álvaro Díaz Dueñas → Excepción: “Producto agotado”.</text:span></text:p>
        </text:list-item>
        <text:list-item>
          <text:p text:style-name="P3"><text:span text:style-name="T6">José Ignacio García Escobar → Excepción “Error al tramitar el pago”.</text:span></text:p>
        </text:list-item>
        <text:list-item>
          <text:p text:style-name="P3"><text:span text:style-name="T6">Enrique López Encinas → Al lanzar dos veces la excepción anterior, llamar al metre notificando al cliente.</text:span></text:p>
        </text:list-item>
      </text:list>
      <text:p text:style-name="P8"><text:span text:style-name="T7">Personal que realizará las pruebas:</text:span></text:p>
      <text:list xml:id="list183749716687189" text:continue-numbering="true" text:style-name="L2">
        <text:list-item>
          <text:p text:style-name="P3"><text:span text:style-name="T6">Juan Bautista García Peláez → Excepción: “Producto agotado”.</text:span></text:p>
        </text:list-item>
        <text:list-item>
          <text:p text:style-name="P3"><text:span text:style-name="T6">Andrés Sebastián Carrera Camacho → Excepción “Error al tramitar el pago”.</text:span></text:p>
        </text:list-item>
        <text:list-item>
          <text:p text:style-name="P4"><text:span text:style-name="T6">José Miguel Bolaños Alcaraz → Al lanzar dos veces la excepción anterior, llamar al metre notificando al cli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arcía</meta:initial-creator>
    <meta:editing-cycles>3</meta:editing-cycles>
    <meta:creation-date>2019-05-17T10:15:00</meta:creation-date>
    <dc:date>2019-05-18T18:37:47.590000000</dc:date>
    <meta:editing-duration>PT21M28S</meta:editing-duration>
    <meta:generator>LibreOffice/6.2.0.3$Windows_X86_64 LibreOffice_project/98c6a8a1c6c7b144ce3cc729e34964b47ce25d62</meta:generator>
    <meta:document-statistic meta:table-count="0" meta:image-count="0" meta:object-count="0" meta:page-count="1" meta:paragraph-count="16" meta:word-count="221" meta:character-count="1369" meta:non-whitespace-character-count="11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